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e1644" officeooo:paragraph-rsid="000e1644"/>
    </style:style>
    <style:style style:name="P2" style:family="paragraph" style:parent-style-name="Table_20_Contents">
      <style:text-properties officeooo:rsid="000e1644" officeooo:paragraph-rsid="000e1644"/>
    </style:style>
    <style:style style:name="P3" style:family="paragraph" style:parent-style-name="Table_20_Contents">
      <style:paragraph-properties fo:text-align="center" style:justify-single-word="false"/>
      <style:text-properties officeooo:rsid="000e1644" officeooo:paragraph-rsid="000e1644"/>
    </style:style>
    <style:style style:name="P4" style:family="paragraph" style:parent-style-name="Table_20_Contents">
      <style:paragraph-properties fo:text-align="center" style:justify-single-word="false"/>
      <style:text-properties style:font-name="Bitstream Charter" officeooo:rsid="000e1644" officeooo:paragraph-rsid="000e1644"/>
    </style:style>
    <style:style style:name="P5" style:family="paragraph" style:parent-style-name="Standard">
      <style:text-properties officeooo:rsid="000e1644" officeooo:paragraph-rsid="000e1644"/>
    </style:style>
    <style:style style:name="P6" style:family="paragraph" style:parent-style-name="Standard">
      <style:text-properties officeooo:rsid="000e3f44" officeooo:paragraph-rsid="000e3f44"/>
    </style:style>
    <style:style style:name="P7" style:family="paragraph" style:parent-style-name="Standard">
      <style:text-properties officeooo:rsid="000e3f44" officeooo:paragraph-rsid="0010b6fc"/>
    </style:style>
    <style:style style:name="T1" style:family="text">
      <style:text-properties officeooo:rsid="000f71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1:</text:p>
      <text:p text:style-name="P1">a)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4">AtomicInteger ai ← 0</text:p>
          </table:table-cell>
          <table:covered-table-cell/>
        </table:table-row>
        <table:table-row>
          <table:table-cell table:style-name="Table1.A3" office:value-type="string">
            <text:p text:style-name="P3">p</text:p>
          </table:table-cell>
          <table:table-cell table:style-name="Table1.A2" office:value-type="string">
            <text:p text:style-name="P3">q</text:p>
          </table:table-cell>
        </table:table-row>
        <table:table-row>
          <table:table-cell table:style-name="Table1.A3" office:value-type="string">
            <text:p text:style-name="P2">p1: Nicht kritischer Abschnitt</text:p>
          </table:table-cell>
          <table:table-cell table:style-name="Table1.A2" office:value-type="string">
            <text:p text:style-name="P2">q1: Nicht kritischer Abschnitt</text:p>
          </table:table-cell>
        </table:table-row>
        <table:table-row>
          <table:table-cell table:style-name="Table1.A3" office:value-type="string">
            <text:p text:style-name="P2">p2: while ai.getAndIncrement &gt; 0 do:</text:p>
            <text:p text:style-name="P2"><text:s text:c="14"/>wait </text:p>
          </table:table-cell>
          <table:table-cell table:style-name="Table1.A2" office:value-type="string">
            <text:p text:style-name="P2">q2: while ai.getAndIncrement &gt; 0 do:</text:p>
            <text:p text:style-name="P2"><text:s text:c="14"/>wait </text:p>
          </table:table-cell>
        </table:table-row>
        <table:table-row>
          <table:table-cell table:style-name="Table1.A3" office:value-type="string">
            <text:p text:style-name="P2">p3: Kritischer Abschnitt</text:p>
          </table:table-cell>
          <table:table-cell table:style-name="Table1.A2" office:value-type="string">
            <text:p text:style-name="P2">q3: Kritischer Abschnitt</text:p>
          </table:table-cell>
        </table:table-row>
        <table:table-row>
          <table:table-cell table:style-name="Table1.A3" office:value-type="string">
            <text:p text:style-name="P2">p4: ai.lazySet ← 0</text:p>
          </table:table-cell>
          <table:table-cell table:style-name="Table1.A2" office:value-type="string">
            <text:p text:style-name="P2">q4: ai.lazySet ← 0</text:p>
          </table:table-cell>
        </table:table-row>
      </table:table>
      <text:p text:style-name="P1"/>
      <text:p text:style-name="P1"/>
      <text:p text:style-name="P6">Aufgabe 2:</text:p>
      <text:p text:style-name="P7">e) </text:p>
      <text:p text:style-name="P7">die Prozesse sollen den kritischen Abschnitt in der Reihenfolge o → <text:s/>p → q → r ausfuehren, da nur so konnen alle Prozesse Zeile 12 aufuehren und weiter gehen. Dafuer sollen alle Prozesse mit niedriegeren Indizen s[i]=false haben und dies kann nur durch die Ausfuehrunf von Zeile 14 gemacht werden. <text:span text:style-name="T1">Desswegen die Prozesse muessen in eine aufsteigende Reihenfolge den Kritischen Abschnitt ausfuehr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i </meta:initial-creator>
    <meta:creation-date>2017-12-04T18:17:37.438265353</meta:creation-date>
    <dc:date>2017-12-05T14:29:18.359879097</dc:date>
    <dc:creator>Desi </dc:creator>
    <meta:editing-duration>PT1M16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1" meta:paragraph-count="18" meta:word-count="110" meta:character-count="699" meta:non-whitespace-character-count="575"/>
  </office:meta>
</office:document-meta>
</file>